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1017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^2</text:p>
          </table:table-cell>
          <table:table-cell table:number-columns-repeated="2" office:value-type="string">
            <text:p>&lt;2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^3</text:p>
          </table:table-cell>
          <table:table-cell table:number-columns-repeated="3" office:value-type="string">
            <text:p>&lt;3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^3</text:p>
          </table:table-cell>
          <table:table-cell table:number-columns-repeated="3" office:value-type="string">
            <text:p>&lt;3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^3</text:p>
          </table:table-cell>
          <table:table-cell table:number-columns-repeated="2" office:value-type="string">
            <text:p>^5</text:p>
          </table:table-cell>
          <table:table-cell office:value-type="string">
            <text:p>&lt;5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^3</text:p>
          </table:table-cell>
          <table:table-cell table:number-columns-repeated="2" office:value-type="string">
            <text:p>^5</text:p>
          </table:table-cell>
          <table:table-cell office:value-type="string">
            <text:p>&lt;5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^3</text:p>
          </table:table-cell>
          <table:table-cell office:value-type="string">
            <text:p>^5</text:p>
          </table:table-cell>
          <table:table-cell office:value-type="string">
            <text:p>^7</text:p>
          </table:table-cell>
          <table:table-cell office:value-type="string">
            <text:p>&lt;7</text:p>
          </table:table-cell>
          <table:table-cell table:number-columns-repeated="101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DeMaria</meta:initial-creator>
    <meta:creation-date>2012-10-27T17:46:49</meta:creation-date>
    <dc:date>2012-10-27T22:42:50</dc:date>
    <dc:creator>Andrew DeMaria</dc:creator>
    <meta:editing-duration>PT2H36M57S</meta:editing-duration>
    <meta:editing-cycles>1</meta:editing-cycles>
    <meta:document-statistic meta:table-count="3" meta:cell-count="61" meta:object-count="0"/>
    <meta:generator>LibreOffice/3.5$Linux_X86_64 LibreOffice_project/350m1$Build-2</meta:generator>
  </office:meta>
</office:document-meta>
</file>